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2000000020065BEFE37CCD98E2F.jpg" manifest:media-type="image/jpe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khemikal" svg:font-family="Alkhemikal" style:font-pitch="variable"/>
    <style:font-face style:name="Chomsky" svg:font-family="Chomsky" style:font-pitch="variable"/>
    <style:font-face style:name="LitterLover2" svg:font-family="LitterLover2" style:font-pitch="variable"/>
    <style:font-face style:name="Typecast" svg:font-family="Typecast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" svg:font-family="'Book Antiqua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1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461cm" table:align="margins" style:writing-mode="lr-tb"/>
    </style:style>
    <style:style style:name="Tabela1.A" style:family="table-column">
      <style:table-column-properties style:column-width="9.23cm" style:rel-column-width="32767*"/>
    </style:style>
    <style:style style:name="Tabela1.B" style:family="table-column">
      <style:table-column-properties style:column-width="9.23cm" style:rel-column-width="32768*"/>
    </style:style>
    <style:style style:name="Tabela1.A1" style:family="table-cell">
      <style:table-cell-properties fo:padding="0.097cm" fo:border-left="none" fo:border-right="none" fo:border-top="0.5pt solid #000000" fo:border-bottom="0.5pt solid #000000"/>
    </style:style>
    <style:style style:name="Tabela2" style:family="table">
      <style:table-properties style:width="18.461cm" table:align="margins" style:writing-mode="lr-tb"/>
    </style:style>
    <style:style style:name="Tabela2.A" style:family="table-column">
      <style:table-column-properties style:column-width="1.39cm" style:rel-column-width="4934*"/>
    </style:style>
    <style:style style:name="Tabela2.B" style:family="table-column">
      <style:table-column-properties style:column-width="2.402cm" style:rel-column-width="8528*"/>
    </style:style>
    <style:style style:name="Tabela2.C" style:family="table-column">
      <style:table-column-properties style:column-width="14.669cm" style:rel-column-width="52073*"/>
    </style:style>
    <style:style style:name="Tabela2.A1" style:family="table-cell">
      <style:table-cell-properties fo:padding="0.097cm" fo:border-left="none" fo:border-right="none" fo:border-top="0.5pt solid #000000" fo:border-bottom="0.5pt solid #000000"/>
    </style:style>
    <style:style style:name="Tabela2.A2" style:family="table-cell">
      <style:table-cell-properties fo:padding="0.097cm" fo:border="none"/>
    </style:style>
    <style:style style:name="Tabela2.A10" style:family="table-cell">
      <style:table-cell-properties fo:padding="0.097cm" fo:border-left="none" fo:border-right="none" fo:border-top="none" fo:border-bottom="0.5pt solid #000000"/>
    </style:style>
    <style:style style:name="Tabela4" style:family="table">
      <style:table-properties style:width="18.461cm" table:align="margins" style:writing-mode="lr-tb"/>
    </style:style>
    <style:style style:name="Tabela4.A" style:family="table-column">
      <style:table-column-properties style:column-width="2.602cm" style:rel-column-width="1475*"/>
    </style:style>
    <style:style style:name="Tabela4.B" style:family="table-column">
      <style:table-column-properties style:column-width="4.782cm" style:rel-column-width="2711*"/>
    </style:style>
    <style:style style:name="Tabela4.C" style:family="table-column">
      <style:table-column-properties style:column-width="3.692cm" style:rel-column-width="2093*"/>
    </style:style>
    <style:style style:name="Tabela4.E" style:family="table-column">
      <style:table-column-properties style:column-width="3.694cm" style:rel-column-width="2094*"/>
    </style:style>
    <style:style style:name="Tabela4.A1" style:family="table-cell">
      <style:table-cell-properties fo:padding="0.097cm" fo:border-left="none" fo:border-right="none" fo:border-top="0.5pt solid #000000" fo:border-bottom="0.5pt solid #000000"/>
    </style:style>
    <style:style style:name="Tabela4.A2" style:family="table-cell">
      <style:table-cell-properties fo:padding="0.097cm" fo:border="none"/>
    </style:style>
    <style:style style:name="Tabela5" style:family="table">
      <style:table-properties style:width="18.461cm" table:align="margins" style:writing-mode="lr-tb"/>
    </style:style>
    <style:style style:name="Tabela5.A" style:family="table-column">
      <style:table-column-properties style:column-width="3.692cm" style:rel-column-width="13107*"/>
    </style:style>
    <style:style style:name="Tabela5.A1" style:family="table-cell">
      <style:table-cell-properties fo:padding="0.097cm" fo:border-left="none" fo:border-right="none" fo:border-top="0.5pt solid #000000" fo:border-bottom="0.5pt solid #000000"/>
    </style:style>
    <style:style style:name="Tabela5.A2" style:family="table-cell">
      <style:table-cell-properties fo:padding="0.097cm" fo:border="none"/>
    </style:style>
    <style:style style:name="Tabela3" style:family="table">
      <style:table-properties style:width="18.461cm" table:align="margins" style:writing-mode="lr-tb"/>
    </style:style>
    <style:style style:name="Tabela3.A" style:family="table-column">
      <style:table-column-properties style:column-width="3.692cm" style:rel-column-width="13107*"/>
    </style:style>
    <style:style style:name="Tabela3.A1" style:family="table-cell">
      <style:table-cell-properties fo:padding="0.097cm" fo:border-left="none" fo:border-right="none" fo:border-top="0.5pt solid #000000" fo:border-bottom="0.5pt solid #000000"/>
    </style:style>
    <style:style style:name="Tabela3.A2" style:family="table-cell">
      <style:table-cell-properties fo:padding="0.097cm" fo:border="none"/>
    </style:style>
    <style:style style:name="P1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Standard">
      <style:paragraph-properties fo:margin-top="0cm" fo:margin-bottom="0.42cm" style:contextual-spacing="false" fo:text-align="center" style:justify-single-word="false"/>
      <style:text-properties style:font-name="Typecast" fo:font-size="9pt" officeooo:paragraph-rsid="0024b8fa" style:font-size-asian="9pt" style:font-size-complex="9pt"/>
    </style:style>
    <style:style style:name="P3" style:family="paragraph" style:parent-style-name="Standard">
      <style:paragraph-properties fo:margin-top="0cm" fo:margin-bottom="0.42cm" style:contextual-spacing="false" fo:text-align="center" style:justify-single-word="false"/>
      <style:text-properties style:font-name="Alkhemikal" fo:font-size="43pt" fo:font-style="normal" fo:font-weight="normal" officeooo:rsid="0024b8fa" officeooo:paragraph-rsid="0024b8fa" style:font-size-asian="43pt" style:font-style-asian="normal" style:font-weight-asian="normal" style:font-name-complex="Book Antiqua" style:font-size-complex="43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  <style:text-properties style:font-name="Typecast" fo:font-size="16pt" style:font-size-asian="16pt" style:font-size-complex="16pt"/>
    </style:style>
    <style:style style:name="P5" style:family="paragraph" style:parent-style-name="Standard">
      <style:text-properties style:font-name="Typecast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  <style:text-properties style:font-name="Typecast" fo:font-size="9pt" style:font-size-asian="9pt" style:font-size-complex="9pt"/>
    </style:style>
    <style:style style:name="P7" style:family="paragraph" style:parent-style-name="Standard">
      <style:text-properties style:font-name="Typecast" fo:font-size="9pt" officeooo:rsid="002f0e83" officeooo:paragraph-rsid="002f0e83" style:font-size-asian="9pt" style:font-size-complex="9pt"/>
    </style:style>
    <style:style style:name="P8" style:family="paragraph" style:parent-style-name="Standard">
      <style:text-properties style:font-name="Typecast" fo:font-size="9pt" fo:font-weight="bold" style:font-size-asian="9pt" style:font-weight-asian="bold" style:font-name-complex="Book Antiqua" style:font-size-complex="9pt" style:font-weight-complex="bold"/>
    </style:style>
    <style:style style:name="P9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  <style:text-properties officeooo:paragraph-rsid="012bc8e4"/>
    </style:style>
    <style:style style:name="P11" style:family="paragraph" style:parent-style-name="Standard">
      <style:paragraph-properties fo:text-align="center" style:justify-single-word="false"/>
      <style:text-properties style:font-name="Alkhemikal" fo:font-size="24pt" fo:font-weight="normal" officeooo:rsid="004465ae" officeooo:paragraph-rsid="004465ae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lkhemikal" fo:font-size="24pt" fo:font-weight="normal" officeooo:rsid="0623b01a" officeooo:paragraph-rsid="0623b01a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sub 58%" style:font-name="Typecast" fo:font-size="9pt" style:font-size-asian="9pt" style:font-size-complex="9pt"/>
    </style:style>
    <style:style style:name="P14" style:family="paragraph" style:parent-style-name="Standard">
      <style:paragraph-properties fo:margin-top="0.423cm" fo:margin-bottom="0.423cm" style:contextual-spacing="false"/>
      <style:text-properties style:font-name="Typecast" fo:font-size="9pt" style:font-size-asian="9pt" style:font-size-complex="9pt"/>
    </style:style>
    <style:style style:name="P15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Alkhemikal" fo:font-size="43pt" fo:font-weight="normal" style:font-size-asian="43pt" style:font-weight-asian="normal" style:font-name-complex="Book Antiqua" style:font-size-complex="43pt" style:font-weight-complex="normal"/>
    </style:style>
    <style:style style:name="P16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fo:color="#000000" loext:opacity="100%" style:font-name="FreeSerif" fo:font-size="12pt" officeooo:paragraph-rsid="040e5cfa" fo:background-color="transparent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4pt" fo:font-style="normal" fo:font-weight="normal" officeooo:rsid="06699640" officeooo:paragraph-rsid="0668b092" style:font-name-asian="FreeSerif1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fo:font-weight="normal" officeooo:rsid="06640e1e" officeooo:paragraph-rsid="06640e1e" style:font-name-asian="FreeSerif1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fo:font-weight="normal" officeooo:rsid="06655288" officeooo:paragraph-rsid="06655288" style:font-name-asian="FreeSerif1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fo:font-weight="normal" officeooo:rsid="06672a08" officeooo:paragraph-rsid="06672a08" style:font-name-asian="FreeSerif1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fo:font-weight="bold" officeooo:rsid="06655288" officeooo:paragraph-rsid="06640e1e" style:font-name-asian="FreeSerif1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fo:font-weight="bold" officeooo:rsid="06655288" officeooo:paragraph-rsid="06655288" style:font-name-asian="FreeSerif1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fo:font-weight="bold" officeooo:rsid="0665db19" officeooo:paragraph-rsid="0665db19" style:font-name-asian="FreeSerif1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fo:font-weight="bold" officeooo:rsid="06672a08" officeooo:paragraph-rsid="06672a08" style:font-name-asian="FreeSerif1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style:text-underline-style="none" fo:font-weight="bold" officeooo:rsid="06699640" officeooo:paragraph-rsid="06699640" style:font-name-asian="FreeSerif1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style:text-underline-style="none" fo:font-weight="bold" officeooo:rsid="066a7e10" officeooo:paragraph-rsid="066a7e10" style:font-name-asian="FreeSerif1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style:text-underline-style="none" fo:font-weight="normal" officeooo:rsid="066a7e10" officeooo:paragraph-rsid="066a7e10" style:font-name-asian="FreeSerif1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style:text-underline-style="none" fo:font-weight="normal" officeooo:rsid="066ae874" officeooo:paragraph-rsid="066ae874" style:font-name-asian="FreeSerif1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FreeSerif" fo:font-size="12pt" fo:font-style="normal" style:text-underline-style="none" fo:font-weight="normal" officeooo:rsid="066fba52" officeooo:paragraph-rsid="066fba52" style:font-name-asian="FreeSerif1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officeooo:paragraph-rsid="0623b01a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officeooo:paragraph-rsid="06655288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officeooo:paragraph-rsid="0665db19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officeooo:paragraph-rsid="0668b092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officeooo:paragraph-rsid="06699640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officeooo:paragraph-rsid="066ae874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officeooo:paragraph-rsid="066a7e1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officeooo:rsid="06699640" officeooo:paragraph-rsid="06699640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fo:font-weight="bold" officeooo:rsid="0665db19" officeooo:paragraph-rsid="0665db19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fo:font-weight="bold" officeooo:rsid="06707f5d" officeooo:paragraph-rsid="06707f5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fo:font-weight="normal" officeooo:rsid="0004e598" officeooo:paragraph-rsid="066fba5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fo:font-weight="normal" officeooo:rsid="00079d83" officeooo:paragraph-rsid="0670e1b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FreeSerif" fo:font-size="12pt" officeooo:paragraph-rsid="066fba52" style:font-size-asian="10.5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6fba52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Chomsky" fo:font-weight="normal" officeooo:paragraph-rsid="0623b01a" style:font-weight-asian="normal" style:font-weight-complex="normal"/>
    </style:style>
    <style:style style:name="P45" style:family="paragraph" style:parent-style-name="Standard">
      <style:paragraph-properties fo:margin-top="0cm" fo:margin-bottom="0.12cm" style:contextual-spacing="false" fo:text-align="center" style:justify-single-word="false"/>
      <style:text-properties style:font-name="Chomsky" fo:font-size="32pt" fo:font-weight="normal" officeooo:paragraph-rsid="0024b8fa" style:font-size-asian="32pt" style:font-weight-asian="normal" style:font-size-complex="32pt" style:font-weight-complex="normal"/>
    </style:style>
    <style:style style:name="P46" style:family="paragraph" style:parent-style-name="Standard">
      <style:paragraph-properties fo:margin-top="0cm" fo:margin-bottom="0.12cm" style:contextual-spacing="false" fo:text-align="center" style:justify-single-word="false"/>
      <style:text-properties style:font-name="Chomsky" fo:font-size="32pt" officeooo:paragraph-rsid="06699640" style:font-size-asian="32pt" style:font-size-complex="32pt"/>
    </style:style>
    <style:style style:name="P47" style:family="paragraph" style:parent-style-name="Standard">
      <style:paragraph-properties fo:margin-top="0cm" fo:margin-bottom="0.12cm" style:contextual-spacing="false" fo:text-align="center" style:justify-single-word="false"/>
      <style:text-properties style:font-name="FreeSerif" fo:font-size="12pt" fo:font-weight="normal" officeooo:paragraph-rsid="0024b8f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officeooo:paragraph-rsid="066fba52"/>
    </style:style>
    <style:style style:name="P49" style:family="paragraph" style:parent-style-name="Standard">
      <style:paragraph-properties fo:text-align="justify" style:justify-single-word="false"/>
      <style:text-properties style:font-name="FreeSerif" fo:font-size="12pt" officeooo:paragraph-rsid="066fba52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FreeSerif" fo:font-size="12pt" fo:font-weight="normal" officeooo:rsid="0003d3e9" officeooo:paragraph-rsid="066fba52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FreeSerif" fo:font-size="12pt" fo:font-weight="normal" officeooo:rsid="0004e598" officeooo:paragraph-rsid="066fba52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FreeSerif" fo:font-size="16pt" fo:font-weight="bold" officeooo:rsid="00464b36" officeooo:paragraph-rsid="00464b36" style:font-size-asian="16pt" style:font-weight-asian="bold" style:font-name-complex="Book Antiqua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FreeSerif" fo:font-size="12pt" fo:font-style="normal" style:text-underline-style="none" fo:font-weight="normal" officeooo:rsid="066fba52" officeooo:paragraph-rsid="066fba52" style:font-name-asian="FreeSerif1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P54" style:family="paragraph" style:parent-style-name="Standard">
      <style:text-properties style:font-name="Typecast" fo:font-size="9pt" fo:font-weight="bold" style:font-size-asian="9pt" style:font-weight-asian="bold" style:font-name-complex="Book Antiqua" style:font-size-complex="9pt" style:font-weight-complex="bold"/>
    </style:style>
    <style:style style:name="P55" style:family="paragraph" style:parent-style-name="Standard">
      <style:text-properties style:font-name="Typecast" fo:font-size="9pt" fo:font-weight="bold" officeooo:rsid="0675b930" officeooo:paragraph-rsid="0675b930" style:font-size-asian="9pt" style:font-weight-asian="bold" style:font-name-complex="Book Antiqua" style:font-size-complex="9pt" style:font-weight-complex="bold"/>
    </style:style>
    <style:style style:name="P56" style:family="paragraph" style:parent-style-name="Table_20_Contents">
      <style:text-properties style:font-name="FreeSerif" fo:font-size="12pt" fo:font-weight="bold" style:font-size-asian="12pt" style:font-weight-asian="bold" style:font-size-complex="12pt" style:font-weight-complex="bold"/>
    </style:style>
    <style:style style:name="P57" style:family="paragraph" style:parent-style-name="Table_20_Contents">
      <style:text-properties style:font-name="FreeSerif" fo:font-size="12pt" fo:font-weight="bold" officeooo:paragraph-rsid="066ab92b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03d3e9" officeooo:paragraph-rsid="066fba52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FreeSerif" fo:font-size="12pt" fo:font-weight="bold" officeooo:rsid="0003d3e9" officeooo:paragraph-rsid="066fba52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FreeSerif" fo:font-size="12pt" fo:font-weight="bold" officeooo:rsid="0005c59b" officeooo:paragraph-rsid="066fba52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05c59b" officeooo:paragraph-rsid="066fba52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05c59b" officeooo:paragraph-rsid="0005c59b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FreeSerif" fo:font-size="12pt" fo:font-weight="bold" officeooo:rsid="0004e598" officeooo:paragraph-rsid="066fba52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style:font-name="FreeSerif" fo:font-size="12pt" fo:font-weight="bold" officeooo:rsid="0004e598" officeooo:paragraph-rsid="0004e598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04e598" officeooo:paragraph-rsid="066fba52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04e598" officeooo:paragraph-rsid="0004e598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FreeSerif" fo:font-size="12pt" fo:font-weight="bold" officeooo:rsid="00096770" officeooo:paragraph-rsid="00096770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66c0f6a" officeooo:paragraph-rsid="066c0f6a" style:font-name-asian="FreeSerif1" style:font-size-asian="12pt" style:font-weight-asian="bold" style:font-name-complex="Book Antiqua" style:font-size-complex="12pt" style:font-weight-complex="bold"/>
    </style:style>
    <style:style style:name="P69" style:family="paragraph" style:parent-style-name="Table_20_Contents">
      <style:text-properties style:font-name="FreeSerif" fo:font-size="12pt" style:font-size-asian="12pt" style:font-size-complex="12pt"/>
    </style:style>
    <style:style style:name="P70" style:family="paragraph" style:parent-style-name="Table_20_Contents">
      <style:text-properties style:font-name="FreeSerif" fo:font-size="12pt" officeooo:paragraph-rsid="066ab92b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FreeSerif" fo:font-size="12pt" officeooo:rsid="0003d3e9" officeooo:paragraph-rsid="066fba52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2pt" officeooo:rsid="0003d3e9" officeooo:paragraph-rsid="066fba52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2pt" officeooo:rsid="00156099" officeooo:paragraph-rsid="066fba52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2pt" officeooo:paragraph-rsid="066fba52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2pt" officeooo:rsid="0005c59b" officeooo:paragraph-rsid="066fba52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FreeSerif" fo:font-size="12pt" officeooo:rsid="0005c59b" officeooo:paragraph-rsid="066fba52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FreeSerif" fo:font-size="12pt" officeooo:rsid="0005c59b" officeooo:paragraph-rsid="066fba52" style:font-size-asian="12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style:font-name="FreeSerif" fo:font-size="12pt" officeooo:paragraph-rsid="066fba52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FreeSerif" fo:font-size="12pt" officeooo:rsid="0004e598" officeooo:paragraph-rsid="066fba52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FreeSerif" fo:font-size="12pt" officeooo:rsid="0004e598" officeooo:paragraph-rsid="066fba52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2pt" officeooo:rsid="00096770" officeooo:paragraph-rsid="00096770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style:font-name="FreeSerif" fo:font-size="12pt" officeooo:rsid="00096770" officeooo:paragraph-rsid="00096770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FreeSerif" fo:font-size="12pt" officeooo:rsid="00096770" officeooo:paragraph-rsid="00096770" style:font-size-asian="12pt" style:font-size-complex="12pt"/>
    </style:style>
    <style:style style:name="P84" style:family="paragraph" style:parent-style-name="Table_20_Contents">
      <style:text-properties style:font-name="FreeSerif" fo:font-size="12pt" officeooo:rsid="066c0f6a" officeooo:paragraph-rsid="066c0f6a" style:font-name-asian="FreeSerif1" style:font-size-asian="12pt" style:font-name-complex="Book Antiqua" style:font-size-complex="12pt"/>
    </style:style>
    <style:style style:name="P85" style:family="paragraph" style:parent-style-name="Table_20_Contents">
      <style:text-properties style:font-name="FreeSerif" fo:font-size="12pt" officeooo:rsid="066ccd3e" officeooo:paragraph-rsid="066ccd3e" style:font-name-asian="FreeSerif1" style:font-size-asian="12pt" style:font-name-complex="Book Antiqua" style:font-size-complex="12pt"/>
    </style:style>
    <style:style style:name="P86" style:family="paragraph" style:parent-style-name="Table_20_Contents">
      <style:text-properties style:font-name="FreeSerif" fo:font-size="12pt" officeooo:rsid="066e077a" officeooo:paragraph-rsid="066e077a" style:font-name-asian="FreeSerif1" style:font-size-asian="12pt" style:font-name-complex="Book Antiqua" style:font-size-complex="12pt"/>
    </style:style>
    <style:style style:name="P87" style:family="paragraph" style:parent-style-name="Table_20_Contents">
      <style:text-properties style:font-name="FreeSerif" fo:font-size="12pt" officeooo:rsid="066e43d1" officeooo:paragraph-rsid="066e43d1" style:font-name-asian="FreeSerif1" style:font-size-asian="12pt" style:font-name-complex="Book Antiqua" style:font-size-complex="12pt"/>
    </style:style>
    <style:style style:name="P88" style:family="paragraph" style:parent-style-name="Table_20_Contents">
      <style:text-properties style:font-name="FreeSerif" fo:font-size="12pt" officeooo:rsid="066e7482" officeooo:paragraph-rsid="066e7482" style:font-name-asian="FreeSerif1" style:font-size-asian="12pt" style:font-name-complex="Book Antiqua" style:font-size-complex="12pt"/>
    </style:style>
    <style:style style:name="P89" style:family="paragraph" style:parent-style-name="Table_20_Contents">
      <style:paragraph-properties fo:text-align="justify" style:justify-single-word="false"/>
      <style:text-properties style:font-name="FreeSerif" fo:font-size="12pt" fo:font-weight="normal" officeooo:rsid="0003d3e9" officeooo:paragraph-rsid="066fba52" style:font-size-asian="12pt" style:font-weight-asian="normal" style:font-size-complex="12pt" style:font-weight-complex="normal"/>
    </style:style>
    <style:style style:name="P90" style:family="paragraph" style:parent-style-name="Table_20_Contents">
      <style:text-properties style:font-name="FreeSerif" fo:font-size="12pt" style:font-size-asian="10.5pt" style:font-size-complex="12pt"/>
    </style:style>
    <style:style style:name="T1" style:family="text">
      <style:text-properties style:font-name="Alkhemikal"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color="#000000" loext:opacity="100%" fo:font-style="normal" fo:font-weight="normal" style:font-name-asian="FreeSerif1" style:font-style-asian="normal" style:font-weight-asian="normal" style:font-name-complex="Book Antiqua" style:font-style-complex="normal" style:font-weight-complex="normal"/>
    </style:style>
    <style:style style:name="T3" style:family="text">
      <style:text-properties fo:color="#000000" loext:opacity="100%" fo:font-style="normal" fo:font-weight="normal" officeooo:rsid="0662e549" style:font-name-asian="FreeSerif1" style:font-style-asian="normal" style:font-weight-asian="normal" style:font-name-complex="Book Antiqua" style:font-style-complex="normal" style:font-weight-complex="normal"/>
    </style:style>
    <style:style style:name="T4" style:family="text">
      <style:text-properties fo:color="#000000" loext:opacity="100%" fo:font-style="normal" fo:font-weight="normal" officeooo:rsid="06244f91" style:font-name-asian="FreeSerif1" style:font-style-asian="normal" style:font-weight-asian="normal" style:font-name-complex="Book Antiqua" style:font-style-complex="normal" style:font-weight-complex="normal"/>
    </style:style>
    <style:style style:name="T5" style:family="text">
      <style:text-properties fo:color="#000000" loext:opacity="100%" fo:font-style="normal" fo:font-weight="normal" officeooo:rsid="06640e1e" style:font-name-asian="FreeSerif1" style:font-style-asian="normal" style:font-weight-asian="normal" style:font-name-complex="Book Antiqua" style:font-style-complex="normal" style:font-weight-complex="normal"/>
    </style:style>
    <style:style style:name="T6" style:family="text">
      <style:text-properties fo:color="#000000" loext:opacity="100%" fo:font-style="normal" fo:font-weight="normal" officeooo:rsid="06655288" style:font-name-asian="FreeSerif1" style:font-style-asian="normal" style:font-weight-asian="normal" style:font-name-complex="Book Antiqua" style:font-style-complex="normal" style:font-weight-complex="normal"/>
    </style:style>
    <style:style style:name="T7" style:family="text">
      <style:text-properties fo:color="#000000" loext:opacity="100%" fo:font-style="normal" fo:font-weight="normal" officeooo:rsid="0665db19" style:font-name-asian="FreeSerif1" style:font-style-asian="normal" style:font-weight-asian="normal" style:font-name-complex="Book Antiqua" style:font-style-complex="normal" style:font-weight-complex="normal"/>
    </style:style>
    <style:style style:name="T8" style:family="text">
      <style:text-properties fo:color="#000000" loext:opacity="100%" fo:font-style="normal" fo:font-weight="normal" officeooo:rsid="066a7e10" style:font-name-asian="FreeSerif1" style:font-style-asian="normal" style:font-weight-asian="normal" style:font-name-complex="Book Antiqua" style:font-style-complex="normal" style:font-weight-complex="normal"/>
    </style:style>
    <style:style style:name="T9" style:family="text">
      <style:text-properties fo:color="#000000" loext:opacity="100%" fo:font-style="normal" fo:font-weight="normal" officeooo:rsid="0668b092" style:font-name-asian="FreeSerif1" style:font-style-asian="normal" style:font-weight-asian="normal" style:font-name-complex="Book Antiqua" style:font-style-complex="normal" style:font-weight-complex="normal"/>
    </style:style>
    <style:style style:name="T10" style:family="text">
      <style:text-properties fo:color="#000000" loext:opacity="100%" fo:font-style="normal" fo:font-weight="normal" officeooo:rsid="06699640" style:font-name-asian="FreeSerif1" style:font-style-asian="normal" style:font-weight-asian="normal" style:font-name-complex="Book Antiqua" style:font-style-complex="normal" style:font-weight-complex="normal"/>
    </style:style>
    <style:style style:name="T11" style:family="text">
      <style:text-properties fo:color="#000000" loext:opacity="100%" fo:font-style="normal" fo:font-weight="bold" officeooo:rsid="06655288" style:font-name-asian="FreeSerif1" style:font-style-asian="normal" style:font-weight-asian="bold" style:font-name-complex="Book Antiqua" style:font-style-complex="normal" style:font-weight-complex="bold"/>
    </style:style>
    <style:style style:name="T12" style:family="text">
      <style:text-properties fo:color="#000000" loext:opacity="100%" fo:font-style="normal" fo:font-weight="bold" officeooo:rsid="0665db19" style:font-name-asian="FreeSerif1" style:font-style-asian="normal" style:font-weight-asian="bold" style:font-name-complex="Book Antiqua" style:font-style-complex="normal" style:font-weight-complex="bold"/>
    </style:style>
    <style:style style:name="T13" style:family="text">
      <style:text-properties fo:color="#000000" loext:opacity="100%" fo:font-style="normal" style:font-name-asian="FreeSerif1" style:font-style-asian="normal" style:font-name-complex="Book Antiqua" style:font-style-complex="normal"/>
    </style:style>
    <style:style style:name="T14" style:family="text">
      <style:text-properties fo:color="#000000" loext:opacity="100%" fo:font-style="normal" officeooo:rsid="06655288" style:font-name-asian="FreeSerif1" style:font-style-asian="normal" style:font-name-complex="Book Antiqua" style:font-style-complex="normal"/>
    </style:style>
    <style:style style:name="T15" style:family="text">
      <style:text-properties fo:color="#000000" loext:opacity="100%" fo:font-style="normal" style:text-underline-style="none" fo:font-weight="normal" style:font-name-asian="FreeSerif1" style:font-style-asian="normal" style:font-weight-asian="normal" style:font-name-complex="Book Antiqua" style:font-style-complex="normal" style:font-weight-complex="normal"/>
    </style:style>
    <style:style style:name="T16" style:family="text">
      <style:text-properties fo:color="#000000" loext:opacity="100%" fo:font-style="normal" style:text-underline-style="none" fo:font-weight="normal" officeooo:rsid="0004e598" style:font-name-asian="FreeSerif1" style:font-style-asian="normal" style:font-weight-asian="normal" style:font-name-complex="Book Antiqua" style:font-style-complex="normal" style:font-weight-complex="normal"/>
    </style:style>
    <style:style style:name="T17" style:family="text">
      <style:text-properties fo:color="#000000" loext:opacity="100%" fo:font-style="normal" style:text-underline-style="none" fo:font-weight="normal" officeooo:rsid="0008f4a5" style:font-name-asian="FreeSerif1" style:font-style-asian="normal" style:font-weight-asian="normal" style:font-name-complex="Book Antiqua" style:font-style-complex="normal" style:font-weight-complex="normal"/>
    </style:style>
    <style:style style:name="T18" style:family="text">
      <style:text-properties fo:color="#000000" loext:opacity="100%" fo:font-style="normal" style:text-underline-style="none" fo:font-weight="bold" officeooo:rsid="066a7e10" style:font-name-asian="FreeSerif1" style:font-style-asian="normal" style:font-weight-asian="bold" style:font-name-complex="Book Antiqua" style:font-style-complex="normal" style:font-weight-complex="bold"/>
    </style:style>
    <style:style style:name="T19" style:family="text">
      <style:text-properties fo:color="#000000" loext:opacity="100%" fo:font-style="normal" style:text-underline-style="none" fo:font-weight="bold" officeooo:rsid="066ae874" style:font-name-asian="FreeSerif1" style:font-style-asian="normal" style:font-weight-asian="bold" style:font-name-complex="Book Antiqua" style:font-style-complex="normal" style:font-weight-complex="bold"/>
    </style:style>
    <style:style style:name="T20" style:family="text">
      <style:text-properties fo:color="#000000" loext:opacity="100%" fo:font-style="normal" style:text-underline-style="none" style:font-name-asian="FreeSerif1" style:font-style-asian="normal" style:font-name-complex="Book Antiqua" style:font-style-complex="normal"/>
    </style:style>
    <style:style style:name="T21" style:family="text">
      <style:text-properties fo:color="#000000" loext:opacity="100%" fo:font-style="italic" fo:font-weight="normal" officeooo:rsid="0662e549" style:font-name-asian="FreeSerif1" style:font-style-asian="italic" style:font-weight-asian="normal" style:font-name-complex="Book Antiqua" style:font-style-complex="italic" style:font-weight-complex="normal"/>
    </style:style>
    <style:style style:name="T22" style:family="text">
      <style:text-properties fo:color="#000000" loext:opacity="100%" fo:font-style="italic" style:text-underline-style="none" fo:font-weight="normal" style:font-name-asian="FreeSerif1" style:font-style-asian="italic" style:font-weight-asian="normal" style:font-name-complex="Book Antiqua" style:font-style-complex="italic" style:font-weight-complex="normal"/>
    </style:style>
    <style:style style:name="T23" style:family="text">
      <style:text-properties fo:color="#000000" loext:opacity="100%" fo:font-style="italic" style:text-underline-style="none" style:font-name-asian="FreeSerif1" style:font-style-asian="italic" style:font-name-complex="Book Antiqua" style:font-style-complex="italic"/>
    </style:style>
    <style:style style:name="T24" style:family="text">
      <style:text-properties fo:color="#000000" loext:opacity="100%" style:font-name="FreeSerif" fo:font-size="12pt" fo:font-style="normal" style:text-underline-style="none" fo:font-weight="bold" officeooo:rsid="066a7e10" style:font-name-asian="FreeSerif1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T25" style:family="text">
      <style:text-properties fo:color="#000000" loext:opacity="100%" style:font-name="FreeSerif" fo:font-size="12pt" fo:font-style="normal" style:text-underline-style="none" fo:font-weight="bold" officeooo:rsid="066fba52" style:font-name-asian="FreeSerif1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T26" style:family="text">
      <style:text-properties fo:color="#000000" loext:opacity="100%" style:font-name="FreeSerif" fo:font-size="12pt" fo:font-style="normal" style:text-underline-style="none" fo:font-weight="normal" officeooo:rsid="066fba52" style:font-name-asian="FreeSerif1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T27" style:family="text">
      <style:text-properties fo:color="#000000" loext:opacity="100%" style:font-name="FreeSerif" fo:font-size="12pt" fo:font-style="normal" style:text-underline-style="none" fo:font-weight="normal" officeooo:rsid="066c0f6a" style:font-name-asian="FreeSerif1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T28" style:family="text">
      <style:text-properties fo:font-weight="bold" officeooo:rsid="002414cc" style:font-weight-asian="bold" style:font-weight-complex="bold"/>
    </style:style>
    <style:style style:name="T29" style:family="text">
      <style:text-properties officeooo:rsid="0029502d"/>
    </style:style>
    <style:style style:name="T30" style:family="text">
      <style:text-properties style:font-name="Typecast" fo:font-size="16pt" style:font-size-asian="16pt" style:font-size-complex="16pt"/>
    </style:style>
    <style:style style:name="T31" style:family="text">
      <style:text-properties style:font-name="Typecast" fo:font-size="16pt" officeooo:rsid="002414cc" style:font-size-asian="16pt" style:font-size-complex="16pt"/>
    </style:style>
    <style:style style:name="T32" style:family="text">
      <style:text-properties style:font-name="Typecast" fo:font-size="16pt" officeooo:rsid="0217a6ca" style:font-size-asian="16pt" style:font-size-complex="16pt"/>
    </style:style>
    <style:style style:name="T33" style:family="text">
      <style:text-properties style:font-name="Typecast" fo:font-size="16pt" officeooo:rsid="0029502d" style:font-size-asian="16pt" style:font-size-complex="16pt"/>
    </style:style>
    <style:style style:name="T34" style:family="text">
      <style:text-properties style:font-name="Typecast" fo:font-size="16pt" officeooo:rsid="06296a74" style:font-size-asian="16pt" style:font-size-complex="16pt"/>
    </style:style>
    <style:style style:name="T35" style:family="text">
      <style:text-properties style:font-name="Typecast" fo:font-size="16pt" officeooo:rsid="063a88d0" style:font-size-asian="16pt" style:font-size-complex="16pt"/>
    </style:style>
    <style:style style:name="T36" style:family="text">
      <style:text-properties style:font-name="Typecast" fo:font-size="16pt" officeooo:rsid="063fcc5a" style:font-size-asian="16pt" style:font-size-complex="16pt"/>
    </style:style>
    <style:style style:name="T37" style:family="text">
      <style:text-properties style:font-name="Typecast" fo:font-size="16pt" fo:font-weight="bold" officeooo:rsid="06296a74" style:font-size-asian="16pt" style:font-weight-asian="bold" style:font-size-complex="16pt" style:font-weight-complex="bold"/>
    </style:style>
    <style:style style:name="T38" style:family="text">
      <style:text-properties style:font-name="Typecast" fo:font-size="16pt" fo:font-weight="bold" officeooo:rsid="0636f797" style:font-size-asian="16pt" style:font-weight-asian="bold" style:font-size-complex="16pt" style:font-weight-complex="bold"/>
    </style:style>
    <style:style style:name="T39" style:family="text">
      <style:text-properties style:font-name="Typecast" fo:font-size="16pt" fo:font-weight="normal" style:font-size-asian="16pt" style:font-weight-asian="normal" style:font-size-complex="16pt" style:font-weight-complex="normal"/>
    </style:style>
    <style:style style:name="T40" style:family="text">
      <style:text-properties style:font-name="Typecast" fo:font-size="16pt" fo:font-weight="normal" officeooo:rsid="002414cc" style:font-size-asian="16pt" style:font-weight-asian="normal" style:font-size-complex="16pt" style:font-weight-complex="normal"/>
    </style:style>
    <style:style style:name="T41" style:family="text">
      <style:text-properties style:font-name="Typecast" fo:font-size="16pt" fo:font-weight="normal" officeooo:rsid="06296a74" style:font-size-asian="16pt" style:font-weight-asian="normal" style:font-size-complex="16pt" style:font-weight-complex="normal"/>
    </style:style>
    <style:style style:name="T42" style:family="text">
      <style:text-properties officeooo:rsid="06655288"/>
    </style:style>
    <style:style style:name="T43" style:family="text">
      <style:text-properties officeooo:rsid="066ab92b"/>
    </style:style>
    <style:style style:name="T44" style:family="text">
      <style:text-properties officeooo:rsid="066addba"/>
    </style:style>
    <style:style style:name="T45" style:family="text">
      <style:text-properties officeooo:rsid="066c0f6a"/>
    </style:style>
    <style:style style:name="T46" style:family="text">
      <style:text-properties fo:font-size="60pt" officeooo:rsid="0623b01a" style:font-size-asian="60pt" style:font-size-complex="60pt"/>
    </style:style>
    <style:style style:name="T47" style:family="text">
      <style:text-properties fo:font-size="60pt" officeooo:rsid="0662e549" style:font-size-asian="60pt" style:font-size-complex="60pt"/>
    </style:style>
    <style:style style:name="T48" style:family="text">
      <style:text-properties fo:font-size="60pt" officeooo:rsid="066f5dc8" style:font-size-asian="60pt" style:font-size-complex="60pt"/>
    </style:style>
    <style:style style:name="T49" style:family="text">
      <style:text-properties style:font-name="Chomsky" fo:font-size="15pt" fo:font-weight="normal" officeooo:rsid="00135997" style:font-size-asian="15pt" style:font-weight-asian="normal" style:font-size-complex="15pt" style:font-weight-complex="normal"/>
    </style:style>
    <style:style style:name="T50" style:family="text">
      <style:text-properties style:font-name="Chomsky" fo:font-size="15pt" fo:font-weight="normal" officeooo:rsid="06699640" style:font-size-asian="15pt" style:font-weight-asian="normal" style:font-size-complex="15pt" style:font-weight-complex="normal"/>
    </style:style>
    <style:style style:name="T51" style:family="text">
      <style:text-properties fo:font-style="normal" officeooo:rsid="0662e549" style:font-style-asian="normal" style:font-name-complex="Book Antiqua" style:font-style-complex="normal"/>
    </style:style>
    <style:style style:name="T52" style:family="text">
      <style:text-properties fo:font-style="normal" officeooo:rsid="00135997" style:font-style-asian="normal" style:font-name-complex="Book Antiqua" style:font-style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096770" style:font-style-asian="normal" style:font-style-complex="normal"/>
    </style:style>
    <style:style style:name="T55" style:family="text">
      <style:text-properties fo:font-style="normal" fo:font-weight="normal" officeooo:rsid="00135997" style:font-style-asian="normal" style:font-weight-asian="normal" style:font-name-complex="Book Antiqua" style:font-style-complex="normal" style:font-weight-complex="normal"/>
    </style:style>
    <style:style style:name="T56" style:family="text">
      <style:text-properties fo:font-style="normal" fo:font-weight="normal" officeooo:rsid="06699640" style:font-style-asian="normal" style:font-weight-asian="normal" style:font-name-complex="Book Antiqua" style:font-style-complex="normal" style:font-weight-complex="normal"/>
    </style:style>
    <style:style style:name="T57" style:family="text">
      <style:text-properties officeooo:rsid="0003d3e9"/>
    </style:style>
    <style:style style:name="T58" style:family="text">
      <style:text-properties officeooo:rsid="0005c59b"/>
    </style:style>
    <style:style style:name="T59" style:family="text">
      <style:text-properties officeooo:rsid="00156099"/>
    </style:style>
    <style:style style:name="T60" style:family="text">
      <style:text-properties style:font-name="FreeSerif" fo:font-size="12pt" style:font-size-asian="12pt" style:font-size-complex="12pt"/>
    </style:style>
    <style:style style:name="T61" style:family="text">
      <style:text-properties style:font-name="FreeSerif" fo:font-size="12pt" officeooo:rsid="0003d3e9" style:font-size-asian="12pt" style:font-size-complex="12pt"/>
    </style:style>
    <style:style style:name="T62" style:family="text">
      <style:text-properties style:font-name="FreeSerif" fo:font-size="12pt" officeooo:rsid="066fba52" style:font-size-asian="12pt" style:font-size-complex="12pt"/>
    </style:style>
    <style:style style:name="T63" style:family="text">
      <style:text-properties style:font-name="FreeSerif" fo:font-size="12pt" officeooo:rsid="00160ff8" style:font-size-asian="12pt" style:font-size-complex="12pt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096770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46">S</text:span><text:span text:style-name="T47">ystem</text:span><text:span text:style-name="T48">.</text:span><text:span text:style-name="T47">Daemon</text:span></text:p>
      <text:p text:style-name="P12"/>
      <text:p text:style-name="P11"/>
      <text:p text:style-name="P13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5"/>
      <text:p text:style-name="P55"/>
      <text:p text:style-name="P8"/>
      <text:p text:style-name="P8"/>
      <text:p text:style-name="P8"/>
      <text:p text:style-name="P52">By R.M.Lehnemann</text:p>
      <text:p text:style-name="P15"><text:soft-page-break/>Índice</text:p>
      <text:p text:style-name="P4"><text:span text:style-name="T28">Introdução </text:span><text:tab/> 0<text:span text:style-name="T29">3</text:span></text:p>
      <text:p text:style-name="P9"><text:span text:style-name="T37">Sacada Daemon</text:span><text:span text:style-name="T31"> </text:span><text:span text:style-name="T30"><text:tab/> 0</text:span><text:span text:style-name="T33">4</text:span></text:p>
      <text:p text:style-name="P9"><text:span text:style-name="T37">O Baralho</text:span><text:span text:style-name="T31"> </text:span><text:span text:style-name="T30"><text:tab/> </text:span><text:span text:style-name="T33">0</text:span><text:span text:style-name="T34">4</text:span></text:p>
      <text:p text:style-name="P9"><text:span text:style-name="T37">A Sacada</text:span><text:span text:style-name="T31"> </text:span><text:span text:style-name="T30"><text:tab/> </text:span><text:span text:style-name="T33">0</text:span><text:span text:style-name="T34">4</text:span></text:p>
      <text:p text:style-name="P9"><text:span text:style-name="T37">O Valor das Cartas</text:span><text:span text:style-name="T31"> </text:span><text:span text:style-name="T30"><text:tab/> </text:span><text:span text:style-name="T33">0</text:span><text:span text:style-name="T34">4</text:span></text:p>
      <text:p text:style-name="P9"><text:span text:style-name="T37">Observações</text:span><text:span text:style-name="T31"> </text:span><text:span text:style-name="T30"><text:tab/> </text:span><text:span text:style-name="T33">0</text:span><text:span text:style-name="T34">4</text:span></text:p>
      <text:p text:style-name="P9"><text:span text:style-name="T37">Exemplo</text:span><text:span text:style-name="T31"> </text:span><text:span text:style-name="T30"><text:tab/> </text:span><text:span text:style-name="T34">05</text:span></text:p>
      <text:p text:style-name="P10"><text:span text:style-name="T37">Regra Opcional - </text:span><text:span text:style-name="T41">Vantagem &amp; Desvantagem</text:span><text:span text:style-name="T40"> </text:span><text:span text:style-name="T39"><text:tab/> </text:span><text:span text:style-name="T41">05</text:span></text:p>
      <text:p text:style-name="P9"><text:span text:style-name="T38">O Destinho nas Cartas</text:span><text:span text:style-name="T31"> </text:span><text:span text:style-name="T30"><text:tab/> </text:span><text:span text:style-name="T35">06</text:span></text:p>
      <text:p text:style-name="P9"><text:span text:style-name="T38">O Baralho</text:span><text:span text:style-name="T31"> </text:span><text:span text:style-name="T30"><text:tab/> </text:span><text:span text:style-name="T35">06</text:span></text:p>
      <text:p text:style-name="P9"><text:span text:style-name="T38">Os Quatro Pilares</text:span><text:span text:style-name="T31"> </text:span><text:span text:style-name="T30"><text:tab/> </text:span><text:span text:style-name="T35">06</text:span></text:p>
      <text:p text:style-name="P9"><text:span text:style-name="T38">A Cruz</text:span><text:span text:style-name="T31"> </text:span><text:span text:style-name="T30"><text:tab/> </text:span><text:span text:style-name="T35">06</text:span></text:p>
      <text:p text:style-name="P9"><text:span text:style-name="T38">O Centro </text:span><text:span text:style-name="T30"><text:tab/> </text:span><text:span text:style-name="T35">06</text:span></text:p>
      <text:p text:style-name="P9"><text:span text:style-name="T38">Reposicionando as Cartas</text:span><text:span text:style-name="T31"> </text:span><text:span text:style-name="T30"><text:tab/> </text:span><text:span text:style-name="T35">07</text:span></text:p>
      <text:p text:style-name="P9"><text:span text:style-name="T38">Calculando os Valores Finais</text:span><text:span text:style-name="T31"> </text:span><text:span text:style-name="T30"><text:tab/> </text:span><text:span text:style-name="T32">0</text:span><text:span text:style-name="T36">8</text:span></text:p>
      <text:p text:style-name="P6"/>
      <text:p text:style-name="P5"/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3"/>
      <text:p text:style-name="P47"><text:span text:style-name="T51"/></text:p>
      <text:p text:style-name="P47"><text:soft-page-break/><text:span text:style-name="T51"/></text:p>
      <text:p text:style-name="P45"><text:span text:style-name="T51">O que é o RPG?</text:span><text:span text:style-name="T52"> </text:span></text:p>
      <text:p text:style-name="P30"><text:span text:style-name="T3"/></text:p>
      <text:p text:style-name="P30"><text:span text:style-name="T3">RPG vem de “</text:span><text:span text:style-name="T21">Role Playing Game</text:span><text:span text:style-name="T3">”, que significa jogo de interpretação de papéis</text:span><text:span text:style-name="T4">. </text:span><text:span text:style-name="T5">Jogar RPG significa interpretar um personagem. Você finge ser outra pessoa, age como ela agiria, pensa como ela pensaria. Funciona como um teatro mas sem um roteiro para seguir, a história simplesmente vai acontecendo.</text:span></text:p>
      <text:p text:style-name="P18">RPG é um jogo de faz-de-conta, um jogo de contar histórias. A aventura acontece enquanto os jogadores tomam suas decisões, vivendo seus papéis em um mundo de imaginação. Sentados a volta de uma mesa anotando em papéis, experimentando aventuras heroicas, viagens pitorescas, batalhas gloriosas e perigos apavorantes.</text:p>
      <text:p text:style-name="P21"/>
      <text:p text:style-name="P21">Você está Preparado?</text:p>
      <text:p text:style-name="P19">RPG é diferente dos outros jogos que você conhece. É como assistir a um filme, ler um gibi, mas como uma grande diferença: VOCÊ está participando da história, e as coisas que você fizer vão mudar tudo.</text:p>
      <text:p text:style-name="P19">Sim senhor, pode esquecer o conforto e a segurança de sua poltrona de espectador, neste mundo de aventuras e perigos, VOCÊ deve lutar para sobreviver. VOCÊ deve decifrar os enigmas, encontrar as saídas, combater os inimigos e lutar por um final de feliz.</text:p>
      <text:p text:style-name="P19">Final? Não, as aventuras nunca terminam!</text:p>
      <text:p text:style-name="P22"/>
      <text:p text:style-name="P22">Quem Vence?</text:p>
      <text:p text:style-name="P31"><text:span text:style-name="T6">Ninguém e Todos. Uma partida de RPG não termina com vencedores e perdedores, pois ele é em sua essência um jogo cooperativo, onde todos devem se ajudar ao longo do jogo. Em uma partida de RPG temos o grupo de jogadores e um </text:span><text:span text:style-name="T11">Narrador</text:span><text:span text:style-name="T6">. O Narrador propõe um desafio, uma </text:span><text:span text:style-name="T11">aventura</text:span><text:span text:style-name="T6"> que os jogadores irão realizar. Na verdade eles apenas </text:span><text:span text:style-name="T11">fingem</text:span><text:span text:style-name="T6"> que participam da aventura; ela se passa na mente, na imaginação dos jogadores. Um jogo de RPG nunca acaba, ele pode continuar aventura após aventura, </text:span><text:span text:style-name="T7">a</text:span><text:span text:style-name="T6"> essa série de a aventuras </text:span><text:span text:style-name="T7">damos o nome de</text:span><text:span text:style-name="T6"> de </text:span><text:span text:style-name="T11">campanha</text:span><text:span text:style-name="T6">.</text:span></text:p>
      <text:p text:style-name="P23"/>
      <text:p text:style-name="P23"><text:span text:style-name="T42">C</text:span>omo se Joga? </text:p>
      <text:p text:style-name="P31"><text:span text:style-name="T7">Para jogar RPG você precisará apenas desta </text:span><text:span text:style-name="T8">E</text:span><text:span text:style-name="T7">-Book, dois dados comuns, um baralho de cartas e um grupo de três a seis corajosos amigos</text:span><text:span text:style-name="T6">, </text:span><text:span text:style-name="T7">onde um será o Narrador e os demais serão os jogadores que irão interpretar os protagonistas da história.</text:span></text:p>
      <text:p text:style-name="P23"/>
      <text:p text:style-name="P23">O Sistema Daemon</text:p>
      <text:p text:style-name="P32"><text:span text:style-name="T7">O Sistema Daemon foi originalmente criado por </text:span><text:span text:style-name="T12">Marcelo Del Debbio </text:span><text:span text:style-name="T7">em 1992, como uma forma de introdução ao RPG. Em 1995, o Sistema receberia seu primeiro livro o </text:span><text:span text:style-name="T12">Arkanun</text:span><text:span text:style-name="T7">, publicado pela Trama Editorial. O tempo passou, e o Arkanun e seus suplementos foram adquiridos pela Editora Daemon, que o rebatizou com o nome de </text:span><text:span text:style-name="T12">Sistema Daemon</text:span><text:span text:style-name="T7">. Hoje existem centenas de livros e suplementos de jogo que usam o Sistema Daemon.</text:span></text:p>
      <text:p text:style-name="P38"><text:span text:style-name="T14"/></text:p>
      <text:p text:style-name="P38"><text:span text:style-name="T14">U</text:span><text:span text:style-name="T13">m Sistema Livre</text:span></text:p>
      <text:p text:style-name="P20">Por volta do ano 2000, Marcelo Del Debbio tornou a base do Sistema Daemon um sistema livre, para que os jogadores de todo o Brasil possam utilizá-los em suas criações e adaptações. Agora, as chances de você publicar e tornar conhecido seu universo de RPG, seja na forma de fanzines, livros ou sites na internet aumentaram muito…</text:p>
      <text:p text:style-name="P24"/>
      <text:p text:style-name="P24">System.Daemon</text:p>
      <text:p text:style-name="P33"><text:span text:style-name="T9">No </text:span><text:span text:style-name="T10">ano</text:span><text:span text:style-name="T9"> de 2020 a tecnologia e a internet passaram a integrar nossa</text:span><text:span text:style-name="T10">s</text:span><text:span text:style-name="T9"> vida, na forma dos mais diversos tipos de dispositivos smart. </text:span><text:span text:style-name="T10">Pensando em uma nova geração de jogadores conectados é que surge o System.Deamon, que nada mais é que uma versão híbrida do Sistema Daemon original. Aqui temos o mesmo core de regras, disposto de uma forma enxuta, acompanhado de um biblioteca C# que permite que você integre o Sistema Daemon ao seu jogo digital ou aplicativo.</text:span></text:p>
      <text:p text:style-name="P17"/>
      <text:p text:style-name="P17"><text:soft-page-break/></text:p>
      <text:p text:style-name="P46"><text:span text:style-name="T55">O </text:span><text:span text:style-name="T56">Personagem</text:span></text:p>
      <text:p text:style-name="P34"><text:span text:style-name="T10"/></text:p>
      <text:p text:style-name="P34"><text:span text:style-name="T10">O Jogador de RPG faz de conta que é outra pessoa, o personagem é esta pessoa que ele finge ser</text:span><text:span text:style-name="T5">. </text:span><text:span text:style-name="T10">O personagem existe apenas em sua imaginação. É o herói que vai participar das aventuras, sendo controlado e interpretado pelo jogador. Ele é como um personagem de vídeo game, que age quando você aperta os botões. A diferença é que ao invés de apertar botões, no RPG você precisa dizer e interpretar o que o seu personagem irá fazer.</text:span></text:p>
      <text:p text:style-name="P37"><text:span text:style-name="T2"/></text:p>
      <text:p text:style-name="P37"><text:span text:style-name="T2">O jogador fala, o personagem faz. Se o jogador diz: “</text:span><text:span text:style-name="T22">Eu estou abrindo o baú</text:span><text:span text:style-name="T15">”, na verdade não é ele e sim o personagem que ele interpreta que esta a abrir o baú.</text:span></text:p>
      <text:p text:style-name="P25"/>
      <text:p text:style-name="P25">A Ficha de Personagem</text:p>
      <text:p text:style-name="P27">A ficha diz como é o seu personagem e o que ele é, o ele é capaz de fazer e que itens está carregando consigo. No final deste E-Book você encontrará uma fica de personagem em branco, cada jogador deverá ter uma cópia desta fica para que possa criar seu personagem. A seguir vamos apresentar passo a passo como um jogador cria esse personagem de define o que ele inicialmente pode fazer ou não.</text:p>
      <text:p text:style-name="P26"/>
      <text:p text:style-name="P26">Passo 1: Escolha uma história</text:p>
      <text:p text:style-name="P27">Imagine o que aconteceu com seu Personagem desde o seu nascimento até a data do início da Campanha. Escreva a história primeiro, depois se preocupe com os detalhes numéricos. Números não são importantes, o importante é criar um Personagem coerente. Escolha um nome, idade, local de nascimento, o nome de seus pais e irmãos (se tiver), como foi seu crescimento, que tipo de educação teve, e seu objetivo na vida.</text:p>
      <text:p text:style-name="P27">Para facilitar, fornecemos um pequeno questionário que deve auxiliar os Jogadores na construção de seus Personagens.</text:p>
      <table:table table:name="Tabela1" table:style-name="Tabela1">
        <table:table-column table:style-name="Tabela1.A"/>
        <table:table-column table:style-name="Tabela1.B"/>
        <table:table-row table:style-name="TableLine94177812459840">
          <table:table-cell table:style-name="Tabela1.A1" office:value-type="string">
            <text:p text:style-name="P56">História</text:p>
            <text:p text:style-name="P69"><text:span text:style-name="T43">0</text:span>1. Qual é o nome dele?</text:p>
            <text:p text:style-name="P69"><text:span text:style-name="T43">0</text:span>2. Quantos anos ele tem?</text:p>
            <text:p text:style-name="P69"><text:span text:style-name="T43">0</text:span>3. Quando e onde ele nasceu e cresceu?</text:p>
            <text:p text:style-name="P69"><text:span text:style-name="T43">0</text:span>4. Ele conheceu seus pais? Como foi sua infância?</text:p>
            <text:p text:style-name="P69"><text:span text:style-name="T43">0</text:span>5. O que sente sobre eles?</text:p>
            <text:p text:style-name="P69"><text:span text:style-name="T43">0</text:span>6. Os pais dele ainda estão vivos?</text:p>
            <text:p text:style-name="P69"><text:span text:style-name="T43">0</text:span>7. Se sim, como e onde eles vivem?</text:p>
            <text:p text:style-name="P69"><text:span text:style-name="T43">0</text:span>8. Ele tem irmãos ou irmãs?</text:p>
            <text:p text:style-name="P69"><text:span text:style-name="T43">0</text:span>9. Ele teve amigos em sua juventude? Descreva-os.</text:p>
            <text:p text:style-name="P69">10. Ele é casado (ou noivo ou viúvo)?</text:p>
            <text:p text:style-name="P69">11. Ele tem filhos? Se tem, como eles são?</text:p>
            <text:p text:style-name="P69">1<text:span text:style-name="T43">2</text:span>. Como ele aprendeu o que ele faz hoje?</text:p>
            <text:p text:style-name="P69">1<text:span text:style-name="T43">3</text:span>. O que seu Personagem faz para viver?</text:p>
            <text:p text:style-name="P69">1<text:span text:style-name="T43">4</text:span>. Por que ele escolheu essa profissão?</text:p>
            <text:p text:style-name="P69">1<text:span text:style-name="T43">5</text:span>. Como ele é fisicamente em detalhes?</text:p>
            <text:p text:style-name="P69">1<text:span text:style-name="T43">6</text:span>. Qual é o aspecto da aparência física dele que é mais distintiva ou mais facilmente notada?</text:p>
            <text:p text:style-name="P56">Objetivos / Motivação</text:p>
            <text:p text:style-name="P69"><text:span text:style-name="T43">0</text:span>1. Ele tem algum objetivo? Se tem, qual é?</text:p>
            <text:p text:style-name="P69"><text:span text:style-name="T43">0</text:span>2. <text:span text:style-name="T43">P</text:span>or que ele tenta fazer isso?</text:p>
            <text:p text:style-name="P69"><text:span text:style-name="T43">0</text:span>3. O que ele vai fazer quando cumprir objetivo?</text:p>
            <text:p text:style-name="P69"><text:span text:style-name="T43">0</text:span>4. O que ele vai fazer se falhar?</text:p>
            <text:p text:style-name="P69"><text:span text:style-name="T43">0</text:span>5. O que ele considera seu maior obstáculo?</text:p>
            <text:p text:style-name="P69"><text:span text:style-name="T43">0</text:span>6. O que ele faz para <text:span text:style-name="T43">vencer</text:span> esses obstáculos?</text:p>
            <text:p text:style-name="P70"><text:span text:style-name="T43">07</text:span>. Ele tem medo de alguma coisa?</text:p>
          </table:table-cell>
          <table:table-cell table:style-name="Tabela1.A1" office:value-type="string">
            <text:p text:style-name="P57">Personalidade</text:p>
            <text:p text:style-name="P70"><text:span text:style-name="T44">0</text:span>1. Como as outras pessoas descrevem <text:span text:style-name="T44">o personagem</text:span>?</text:p>
            <text:p text:style-name="P70"><text:span text:style-name="T44">0</text:span>2. Como ele se auto-descreveria?</text:p>
            <text:p text:style-name="P70"><text:span text:style-name="T44">0</text:span>3. Qual é a atitude de seu <text:span text:style-name="T44">p</text:span>ersonagem em relação ao mundo?</text:p>
            <text:p text:style-name="P70"><text:span text:style-name="T44">0</text:span>4. Qual é a atitude dele em relação as outras pessoas?</text:p>
            <text:p text:style-name="P70"><text:span text:style-name="T44">0</text:span>5. Ele tem atitudes diferenciadas para certos grupos de pessoas?</text:p>
            <text:p text:style-name="P57">Gostos e preferências</text:p>
            <text:p text:style-name="P70"><text:span text:style-name="T44">0</text:span>1. Como ele passa suas horas de lazer?</text:p>
            <text:p text:style-name="P70"><text:span text:style-name="T44">0</text:span>2. Que coisas ele gosta de vestir?</text:p>
            <text:p text:style-name="P70"><text:span text:style-name="T44">0</text:span>3. O que ele gosta mais no trabalho?</text:p>
            <text:p text:style-name="P70"><text:span text:style-name="T44">0</text:span>4. O que ele gosta de comer?</text:p>
            <text:p text:style-name="P70"><text:span text:style-name="T44">0</text:span>5. Ele coleciona algo ou tem algum passatempo?</text:p>
            <text:p text:style-name="P70"><text:span text:style-name="T44">0</text:span>6. Ele tem algum animal de estimação?</text:p>
            <text:p text:style-name="P57">Ambiente</text:p>
            <text:p text:style-name="P70"><text:span text:style-name="T44">0</text:span>1. Onde ele mora e como é esse lugar?</text:p>
            <text:p text:style-name="P70"><text:span text:style-name="T44">0</text:span>2. Como é o clima/atmosfera?</text:p>
            <text:p text:style-name="P70"><text:span text:style-name="T44">0</text:span>3. Por que ele mora lá? Quais são os problemas comuns lá?</text:p>
            <text:p text:style-name="P70"><text:span text:style-name="T44">0</text:span>4. Como é sua rotina diária?</text:p>
          </table:table-cell>
        </table:table-row>
      </table:table>
      <text:p text:style-name="P36"><text:span text:style-name="T18"/></text:p>
      <text:p text:style-name="P35"><text:soft-page-break/><text:span text:style-name="T18">Passo </text:span><text:span text:style-name="T19">2</text:span><text:span text:style-name="T18">: </text:span><text:span text:style-name="T19">Atributos</text:span></text:p>
      <text:p text:style-name="P28">Os atributos são os números que dizem como o seu personagem é. Quanto maior, melhor. <text:span text:style-name="T45">Eles variam de 3 a 18, mas certos personagens poderosos podem ter atributos mais altos. A média para seres humanos é valores entre 10 e 11, mas personagens aventureiros costumam ater atributos maiores que esses.</text:span></text:p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177812668992">
          <table:table-cell table:style-name="Tabela2.A1" table:number-columns-spanned="2" office:value-type="string">
            <text:p text:style-name="P68">Atributo</text:p>
          </table:table-cell>
          <table:covered-table-cell/>
          <table:table-cell table:style-name="Tabela2.A1" office:value-type="string">
            <text:p text:style-name="P68">Descrição</text:p>
          </table:table-cell>
        </table:table-row>
        <table:table-row table:style-name="TableLine94177812689344">
          <table:table-cell table:style-name="Tabela2.A2" office:value-type="string">
            <text:p text:style-name="P68">CON</text:p>
          </table:table-cell>
          <table:table-cell table:style-name="Tabela2.A2" office:value-type="string">
            <text:p text:style-name="P84">Constituição</text:p>
          </table:table-cell>
          <table:table-cell table:style-name="Tabela2.A2" office:value-type="string">
            <text:p text:style-name="P84">É o vigor físico, indica o qual saudável e resistente o personagem é.</text:p>
          </table:table-cell>
        </table:table-row>
        <table:table-row table:style-name="TableLine94177812769216">
          <table:table-cell table:style-name="Tabela2.A2" office:value-type="string">
            <text:p text:style-name="P68">FOR</text:p>
          </table:table-cell>
          <table:table-cell table:style-name="Tabela2.A2" office:value-type="string">
            <text:p text:style-name="P84">Força</text:p>
          </table:table-cell>
          <table:table-cell table:style-name="Tabela2.A2" office:value-type="string">
            <text:p text:style-name="P84">É a capacidade de levantar, empurrar coisas e causar danos com ataques corporais.</text:p>
          </table:table-cell>
        </table:table-row>
        <table:table-row table:style-name="TableLine94177812769696">
          <table:table-cell table:style-name="Tabela2.A2" office:value-type="string">
            <text:p text:style-name="P68">DEX</text:p>
          </table:table-cell>
          <table:table-cell table:style-name="Tabela2.A2" office:value-type="string">
            <text:p text:style-name="P84">Destreza</text:p>
          </table:table-cell>
          <table:table-cell table:style-name="Tabela2.A2" office:value-type="string">
            <text:p text:style-name="P84">É a habilidade com a as mãos, capacidade de instrumentos e armas com precisão.</text:p>
          </table:table-cell>
        </table:table-row>
        <table:table-row table:style-name="TableLine94177812770560">
          <table:table-cell table:style-name="Tabela2.A2" office:value-type="string">
            <text:p text:style-name="P68">AGI</text:p>
          </table:table-cell>
          <table:table-cell table:style-name="Tabela2.A2" office:value-type="string">
            <text:p text:style-name="P84">Agilidade</text:p>
          </table:table-cell>
          <table:table-cell table:style-name="Tabela2.A2" office:value-type="string">
            <text:p text:style-name="P84">Representa a agilidade corporal, indicando o quão velos e ágil o personagem é.</text:p>
          </table:table-cell>
        </table:table-row>
        <table:table-row table:style-name="TableLine94177812771456">
          <table:table-cell table:style-name="Tabela2.A2" office:value-type="string">
            <text:p text:style-name="P68">INT</text:p>
          </table:table-cell>
          <table:table-cell table:style-name="Tabela2.A2" office:value-type="string">
            <text:p text:style-name="P84">Inteligência</text:p>
          </table:table-cell>
          <table:table-cell table:style-name="Tabela2.A2" office:value-type="string">
            <text:p text:style-name="P84">É a capacidade intelectual, indica o quão rápido compreende e resolve problemas.</text:p>
          </table:table-cell>
        </table:table-row>
        <table:table-row table:style-name="TableLine94177812772656">
          <table:table-cell table:style-name="Tabela2.A2" office:value-type="string">
            <text:p text:style-name="P68">WILL</text:p>
          </table:table-cell>
          <table:table-cell table:style-name="Tabela2.A2" office:value-type="string">
            <text:p text:style-name="P84">Vontade</text:p>
          </table:table-cell>
          <table:table-cell table:style-name="Tabela2.A2" office:value-type="string">
            <text:p text:style-name="P85">A capacidade de concentração e determinação do personagem, o quão focado ele é.</text:p>
          </table:table-cell>
        </table:table-row>
        <table:table-row table:style-name="TableLine94177812773632">
          <table:table-cell table:style-name="Tabela2.A2" office:value-type="string">
            <text:p text:style-name="P68">CAR</text:p>
          </table:table-cell>
          <table:table-cell table:style-name="Tabela2.A2" office:value-type="string">
            <text:p text:style-name="P84">Carisma</text:p>
          </table:table-cell>
          <table:table-cell table:style-name="Tabela2.A2" office:value-type="string">
            <text:p text:style-name="P86">O charme do personagem, sua capacidade de falar e ser ouvido com atenção.</text:p>
          </table:table-cell>
        </table:table-row>
        <table:table-row table:style-name="TableLine94177812774608">
          <table:table-cell table:style-name="Tabela2.A2" office:value-type="string">
            <text:p text:style-name="P68">PER</text:p>
          </table:table-cell>
          <table:table-cell table:style-name="Tabela2.A2" office:value-type="string">
            <text:p text:style-name="P84">Percepção</text:p>
          </table:table-cell>
          <table:table-cell table:style-name="Tabela2.A2" office:value-type="string">
            <text:p text:style-name="P87">A capacidade do personagem perceber coisas e notar detalhes importantes.</text:p>
          </table:table-cell>
        </table:table-row>
        <table:table-row table:style-name="TableLine94177812775504">
          <table:table-cell table:style-name="Tabela2.A10" office:value-type="string">
            <text:p text:style-name="P68">SOR</text:p>
          </table:table-cell>
          <table:table-cell table:style-name="Tabela2.A10" office:value-type="string">
            <text:p text:style-name="P84">Sorte</text:p>
          </table:table-cell>
          <table:table-cell table:style-name="Tabela2.A10" office:value-type="string">
            <text:p text:style-name="P88">Representa o quão sortudo o personagem é, o quanto as coisas tendem a seu favor.</text:p>
          </table:table-cell>
        </table:table-row>
      </table:table>
      <text:p text:style-name="P29"/>
      <text:p text:style-name="P48"><text:span text:style-name="T61">O</text:span><text:span text:style-name="T60">s </text:span><text:span text:style-name="T62">jogadores</text:span><text:span text:style-name="T60"> possuirão 10</text:span><text:span text:style-name="T63">0</text:span><text:span text:style-name="T60"> pontos para distribuir em seus 8 Atributos, sem contar com modificações posteriores. Coloque estes valores ao lado de cada Atributo correspondente, onde está escrito Valor Original. A segunda coluna, Valores Modificados só deve ser preenchida se o Personagem possui algum tipo de Aprimoramento, Perícia ou Equipamento que modifique tais valores. Os números de Teste são usados para fazer testes referentes a um determinado Atributo. Para encontrar o Valor de Teste, multiplique o Atributo por QUATRO.</text:span></text:p>
      <text:p text:style-name="P49"/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column table:style-name="Tabela4.E"/>
        <table:table-row table:style-name="TableLine94177893608960">
          <table:table-cell table:style-name="Tabela4.A1" office:value-type="string">
            <text:p text:style-name="P58">Abreviação</text:p>
          </table:table-cell>
          <table:table-cell table:style-name="Tabela4.A1" office:value-type="string">
            <text:p text:style-name="P58">Atributo</text:p>
          </table:table-cell>
          <table:table-cell table:style-name="Tabela4.A1" office:value-type="string">
            <text:p text:style-name="P58">Valor Original</text:p>
          </table:table-cell>
          <table:table-cell table:style-name="Tabela4.A1" office:value-type="string">
            <text:p text:style-name="P58">Valor Modificado</text:p>
          </table:table-cell>
          <table:table-cell table:style-name="Tabela4.A1" office:value-type="string">
            <text:p text:style-name="P58">Teste</text:p>
          </table:table-cell>
        </table:table-row>
        <table:table-row table:style-name="TableLine94177893608960">
          <table:table-cell table:style-name="Tabela4.A2" office:value-type="string">
            <text:p text:style-name="P89">CON</text:p>
          </table:table-cell>
          <table:table-cell table:style-name="Tabela4.A2" office:value-type="string">
            <text:p text:style-name="P71">Constituição</text:p>
          </table:table-cell>
          <table:table-cell table:style-name="Tabela4.A2" office:value-type="string">
            <text:p text:style-name="P73">10</text:p>
          </table:table-cell>
          <table:table-cell table:style-name="Tabela4.A2" office:value-type="string">
            <text:p text:style-name="P72">10</text:p>
          </table:table-cell>
          <table:table-cell table:style-name="Tabela4.A2" office:value-type="string">
            <text:p text:style-name="P72">40%</text:p>
          </table:table-cell>
        </table:table-row>
        <table:table-row table:style-name="TableLine94177893608960">
          <table:table-cell table:style-name="Tabela4.A2" office:value-type="string">
            <text:p text:style-name="P89">FR</text:p>
          </table:table-cell>
          <table:table-cell table:style-name="Tabela4.A2" office:value-type="string">
            <text:p text:style-name="P71">Força</text:p>
          </table:table-cell>
          <table:table-cell table:style-name="Tabela4.A2" office:value-type="string">
            <text:p text:style-name="P72">11</text:p>
          </table:table-cell>
          <table:table-cell table:style-name="Tabela4.A2" office:value-type="string">
            <text:p text:style-name="P72">11</text:p>
          </table:table-cell>
          <table:table-cell table:style-name="Tabela4.A2" office:value-type="string">
            <text:p text:style-name="P72">44%</text:p>
          </table:table-cell>
        </table:table-row>
        <table:table-row table:style-name="TableLine94177893608960">
          <table:table-cell table:style-name="Tabela4.A2" office:value-type="string">
            <text:p text:style-name="P89">DEX</text:p>
          </table:table-cell>
          <table:table-cell table:style-name="Tabela4.A2" office:value-type="string">
            <text:p text:style-name="P71">Destreza</text:p>
          </table:table-cell>
          <table:table-cell table:style-name="Tabela4.A2" office:value-type="string">
            <text:p text:style-name="P72">13</text:p>
          </table:table-cell>
          <table:table-cell table:style-name="Tabela4.A2" office:value-type="string">
            <text:p text:style-name="P72">13</text:p>
          </table:table-cell>
          <table:table-cell table:style-name="Tabela4.A2" office:value-type="string">
            <text:p text:style-name="P72">52%</text:p>
          </table:table-cell>
        </table:table-row>
        <table:table-row table:style-name="TableLine94177893608960">
          <table:table-cell table:style-name="Tabela4.A2" office:value-type="string">
            <text:p text:style-name="P89">AGI</text:p>
          </table:table-cell>
          <table:table-cell table:style-name="Tabela4.A2" office:value-type="string">
            <text:p text:style-name="P71">Agilidade</text:p>
          </table:table-cell>
          <table:table-cell table:style-name="Tabela4.A2" office:value-type="string">
            <text:p text:style-name="P72">12</text:p>
          </table:table-cell>
          <table:table-cell table:style-name="Tabela4.A2" office:value-type="string">
            <text:p text:style-name="P72">12</text:p>
          </table:table-cell>
          <table:table-cell table:style-name="Tabela4.A2" office:value-type="string">
            <text:p text:style-name="P72">48%</text:p>
          </table:table-cell>
        </table:table-row>
        <table:table-row table:style-name="TableLine94177893608960">
          <table:table-cell table:style-name="Tabela4.A2" office:value-type="string">
            <text:p text:style-name="P89">INT</text:p>
          </table:table-cell>
          <table:table-cell table:style-name="Tabela4.A2" office:value-type="string">
            <text:p text:style-name="P71">Inteligência</text:p>
          </table:table-cell>
          <table:table-cell table:style-name="Tabela4.A2" office:value-type="string">
            <text:p text:style-name="P72">1<text:span text:style-name="T58">7</text:span></text:p>
          </table:table-cell>
          <table:table-cell table:style-name="Tabela4.A2" office:value-type="string">
            <text:p text:style-name="P72">1<text:span text:style-name="T58">7</text:span></text:p>
          </table:table-cell>
          <table:table-cell table:style-name="Tabela4.A2" office:value-type="string">
            <text:p text:style-name="P72">68%</text:p>
          </table:table-cell>
        </table:table-row>
        <table:table-row table:style-name="TableLine94177893608960">
          <table:table-cell table:style-name="Tabela4.A2" office:value-type="string">
            <text:p text:style-name="P89">WILL</text:p>
          </table:table-cell>
          <table:table-cell table:style-name="Tabela4.A2" office:value-type="string">
            <text:p text:style-name="P71">Vontade</text:p>
          </table:table-cell>
          <table:table-cell table:style-name="Tabela4.A2" office:value-type="string">
            <text:p text:style-name="P72">9</text:p>
          </table:table-cell>
          <table:table-cell table:style-name="Tabela4.A2" office:value-type="string">
            <text:p text:style-name="P72">9</text:p>
          </table:table-cell>
          <table:table-cell table:style-name="Tabela4.A2" office:value-type="string">
            <text:p text:style-name="P72">36%</text:p>
          </table:table-cell>
        </table:table-row>
        <table:table-row table:style-name="TableLine94177893608960">
          <table:table-cell table:style-name="Tabela4.A2" office:value-type="string">
            <text:p text:style-name="P89">PER</text:p>
          </table:table-cell>
          <table:table-cell table:style-name="Tabela4.A2" office:value-type="string">
            <text:p text:style-name="P71">Percepção</text:p>
          </table:table-cell>
          <table:table-cell table:style-name="Tabela4.A2" office:value-type="string">
            <text:p text:style-name="P72">1<text:span text:style-name="T59">5</text:span></text:p>
          </table:table-cell>
          <table:table-cell table:style-name="Tabela4.A2" office:value-type="string">
            <text:p text:style-name="P72">1<text:span text:style-name="T59">5</text:span></text:p>
          </table:table-cell>
          <table:table-cell table:style-name="Tabela4.A2" office:value-type="string">
            <text:p text:style-name="P74"><text:span text:style-name="T58">6</text:span><text:span text:style-name="T59">0</text:span><text:span text:style-name="T57">%</text:span></text:p>
          </table:table-cell>
        </table:table-row>
        <table:table-row table:style-name="TableLine94177893608960">
          <table:table-cell table:style-name="Tabela4.A2" office:value-type="string">
            <text:p text:style-name="P89">CAR</text:p>
          </table:table-cell>
          <table:table-cell table:style-name="Tabela4.A2" office:value-type="string">
            <text:p text:style-name="P71">Carisma</text:p>
          </table:table-cell>
          <table:table-cell table:style-name="Tabela4.A2" office:value-type="string">
            <text:p text:style-name="P72">13</text:p>
          </table:table-cell>
          <table:table-cell table:style-name="Tabela4.A2" office:value-type="string">
            <text:p text:style-name="P72">13</text:p>
          </table:table-cell>
          <table:table-cell table:style-name="Tabela4.A2" office:value-type="string">
            <text:p text:style-name="P72">52%</text:p>
          </table:table-cell>
        </table:table-row>
        <table:table-row table:style-name="TableLine94177893608960">
          <table:table-cell table:style-name="Tabela4.A1" office:value-type="string">
            <text:p text:style-name="P59">Total</text:p>
          </table:table-cell>
          <table:table-cell table:style-name="Tabela4.A1" office:value-type="string">
            <text:p text:style-name="P71">10<text:span text:style-name="T59">0</text:span></text:p>
          </table:table-cell>
          <table:table-cell table:style-name="Tabela4.A1" table:number-columns-spanned="3" office:value-type="string">
            <text:p text:style-name="P69"/>
          </table:table-cell>
          <table:covered-table-cell/>
          <table:covered-table-cell/>
        </table:table-row>
      </table:table>
      <text:p text:style-name="P53"/>
      <text:p text:style-name="P43"><text:span text:style-name="T24">Passo </text:span><text:span text:style-name="T25">3</text:span><text:span text:style-name="T24">: </text:span><text:span text:style-name="T25">Perícias</text:span></text:p>
      <text:p text:style-name="P43"><text:span text:style-name="T26">As pericias vão dizer ao jogador o que o personagem sabe fazer, e se faz bem</text:span><text:span text:style-name="T27">. </text:span><text:span text:style-name="T26">Dirigir um veículo, utilizar uma arma ou aplicar primeiros socorros em um ferido são perícias. As perícias aparecem em números de porcentagem. Um personagem com Arcos 40 tem 40% de chances de acertar uma flecha. O Narrador deve explicar aos jogadores como e quanto usar suas perícias.</text:span></text:p>
      <text:p text:style-name="P43"><text:span text:style-name="T26"/></text:p>
      <text:p text:style-name="P50">Os pontos de Perícia são calculados da seguinte maneira: <text:span text:style-name="T64">Pontos = 10 x Idade + 5 x INT.</text:span></text:p>
      <text:p text:style-name="P50"><text:span text:style-name="T64"/></text:p>
      <text:p text:style-name="P51">O jogador poderá distribuir esses pontos entre as perícias disponíveis de acordo com a campanha. Nenhuma perícia poderá ter um valor inicial maior que 50 + valor do atributo e nenhum jogador poderá começar com mais de 500 pontos por século de vida. </text:p>
      <text:p text:style-name="P40"><text:span text:style-name="T15"/></text:p>
      <text:p text:style-name="P40"><text:soft-page-break/><text:span text:style-name="T20"/></text:p>
      <text:p text:style-name="P40"><text:span text:style-name="T20">Perícias descritas como</text:span><text:span text:style-name="T23"> Nome (Atributo)</text:span><text:span text:style-name="T20"> indicam que seu valor inicial é igual ao valor daquele atributo. Perícias descritas como </text:span><text:span text:style-name="T23">Nome(0)</text:span><text:span text:style-name="T20"> começam com o valor zerado. </text:span><text:span text:style-name="T23">Sub Grupos </text:span><text:span text:style-name="T20">de perícias como </text:span><text:span text:style-name="T23">Espadas </text:span><text:span text:style-name="T20">são limitados ao valor máximo da perícia pai, neste caso </text:span><text:span text:style-name="T23">Combate</text:span><text:span text:style-name="T20">.</text:span></text:p>
      <text:p text:style-name="P40"><text:span text:style-name="T20"/></text:p>
      <text:p text:style-name="P39"><text:span text:style-name="T20">Exemplo:</text:span></text:p>
      <text:p text:style-name="P39"><text:span text:style-name="T16">Thomas Ferguson possui </text:span><text:span text:style-name="T17">30</text:span><text:span text:style-name="T16"> anos e INT 17 (385 Pts no total).</text:span></text:p>
      <text:p text:style-name="P40"><text:span text:style-name="T20"/></text:p>
      <table:table table:name="Tabela5" table:style-name="Tabela5">
        <table:table-column table:style-name="Tabela5.A" table:number-columns-repeated="5"/>
        <table:table-row table:style-name="TableLine94177886330880">
          <table:table-cell table:style-name="Tabela5.A1" office:value-type="string">
            <text:p text:style-name="P63">Perícia</text:p>
          </table:table-cell>
          <table:table-cell table:style-name="Tabela5.A1" office:value-type="string">
            <text:p text:style-name="P65">Gasto</text:p>
          </table:table-cell>
          <table:table-cell table:style-name="Tabela5.A1" office:value-type="string">
            <text:p text:style-name="P65">Atributo</text:p>
          </table:table-cell>
          <table:table-cell table:style-name="Tabela5.A1" office:value-type="string">
            <text:p text:style-name="P61">Valor Atrb.</text:p>
          </table:table-cell>
          <table:table-cell table:style-name="Tabela5.A1" office:value-type="string">
            <text:p text:style-name="P65">Total</text:p>
          </table:table-cell>
        </table:table-row>
        <table:table-row table:style-name="TableLine94177886330880">
          <table:table-cell table:style-name="Tabela5.A2" office:value-type="string">
            <text:p text:style-name="P79">Combate</text:p>
          </table:table-cell>
          <table:table-cell table:style-name="Tabela5.A2" office:value-type="string">
            <text:p text:style-name="P80">50</text:p>
          </table:table-cell>
          <table:table-cell table:style-name="Tabela5.A2" office:value-type="string">
            <text:p text:style-name="P74">-</text:p>
          </table:table-cell>
          <table:table-cell table:style-name="Tabela5.A2" office:value-type="string">
            <text:p text:style-name="P74">-</text:p>
          </table:table-cell>
          <table:table-cell table:style-name="Tabela5.A2" office:value-type="string">
            <text:p text:style-name="P80">50%</text:p>
          </table:table-cell>
        </table:table-row>
        <table:table-row table:style-name="TableLine94177886330880">
          <table:table-cell table:style-name="Tabela5.A2" office:value-type="string">
            <text:p text:style-name="P79">- Pistola</text:p>
          </table:table-cell>
          <table:table-cell table:style-name="Tabela5.A2" office:value-type="string">
            <text:p text:style-name="P80">37</text:p>
          </table:table-cell>
          <table:table-cell table:style-name="Tabela5.A2" office:value-type="string">
            <text:p text:style-name="P75">DEX</text:p>
          </table:table-cell>
          <table:table-cell table:style-name="Tabela5.A2" office:value-type="string">
            <text:p text:style-name="P75">13</text:p>
          </table:table-cell>
          <table:table-cell table:style-name="Tabela5.A2" office:value-type="string">
            <text:p text:style-name="P80">50%</text:p>
          </table:table-cell>
        </table:table-row>
        <table:table-row table:style-name="TableLine94177886330880">
          <table:table-cell table:style-name="Tabela5.A2" office:value-type="string">
            <text:p text:style-name="P77">Ciências</text:p>
          </table:table-cell>
          <table:table-cell table:style-name="Tabela5.A2" office:value-type="string">
            <text:p text:style-name="P75">40</text:p>
          </table:table-cell>
          <table:table-cell table:style-name="Tabela5.A2" office:value-type="string">
            <text:p text:style-name="P74">-</text:p>
          </table:table-cell>
          <table:table-cell table:style-name="Tabela5.A2" office:value-type="string">
            <text:p text:style-name="P74">-</text:p>
          </table:table-cell>
          <table:table-cell table:style-name="Tabela5.A2" office:value-type="string">
            <text:p text:style-name="P75">40%</text:p>
          </table:table-cell>
        </table:table-row>
        <table:table-row table:style-name="TableLine94177886330880">
          <table:table-cell table:style-name="Tabela5.A2" office:value-type="string">
            <text:p text:style-name="P78">- <text:span text:style-name="T58">Direito</text:span></text:p>
          </table:table-cell>
          <table:table-cell table:style-name="Tabela5.A2" office:value-type="string">
            <text:p text:style-name="P75">33</text:p>
          </table:table-cell>
          <table:table-cell table:style-name="Tabela5.A2" office:value-type="string">
            <text:p text:style-name="P75">INT</text:p>
          </table:table-cell>
          <table:table-cell table:style-name="Tabela5.A2" office:value-type="string">
            <text:p text:style-name="P75">17</text:p>
          </table:table-cell>
          <table:table-cell table:style-name="Tabela5.A2" office:value-type="string">
            <text:p text:style-name="P75">40%</text:p>
          </table:table-cell>
        </table:table-row>
        <table:table-row table:style-name="TableLine94177886330880">
          <table:table-cell table:style-name="Tabela5.A2" office:value-type="string">
            <text:p text:style-name="P78">- <text:span text:style-name="T58">Literatura</text:span></text:p>
          </table:table-cell>
          <table:table-cell table:style-name="Tabela5.A2" office:value-type="string">
            <text:p text:style-name="P75">2</text:p>
          </table:table-cell>
          <table:table-cell table:style-name="Tabela5.A2" office:value-type="string">
            <text:p text:style-name="P75">INT</text:p>
          </table:table-cell>
          <table:table-cell table:style-name="Tabela5.A2" office:value-type="string">
            <text:p text:style-name="P75">17</text:p>
          </table:table-cell>
          <table:table-cell table:style-name="Tabela5.A2" office:value-type="string">
            <text:p text:style-name="P75">15%</text:p>
          </table:table-cell>
        </table:table-row>
        <table:table-row table:style-name="TableLine94177886330880">
          <table:table-cell table:style-name="Tabela5.A2" office:value-type="string">
            <text:p text:style-name="P78">- <text:span text:style-name="T58">Teologia</text:span></text:p>
          </table:table-cell>
          <table:table-cell table:style-name="Tabela5.A2" office:value-type="string">
            <text:p text:style-name="P75">33</text:p>
          </table:table-cell>
          <table:table-cell table:style-name="Tabela5.A2" office:value-type="string">
            <text:p text:style-name="P75">INT</text:p>
          </table:table-cell>
          <table:table-cell table:style-name="Tabela5.A2" office:value-type="string">
            <text:p text:style-name="P75">17</text:p>
          </table:table-cell>
          <table:table-cell table:style-name="Tabela5.A2" office:value-type="string">
            <text:p text:style-name="P75">40%</text:p>
          </table:table-cell>
        </table:table-row>
        <table:table-row table:style-name="TableLine94177886330880">
          <table:table-cell table:style-name="Tabela5.A2" office:value-type="string">
            <text:p text:style-name="P77">Manipulação</text:p>
          </table:table-cell>
          <table:table-cell table:style-name="Tabela5.A2" office:value-type="string">
            <text:p text:style-name="P75">40</text:p>
          </table:table-cell>
          <table:table-cell table:style-name="Tabela5.A2" office:value-type="string">
            <text:p text:style-name="P74">-</text:p>
          </table:table-cell>
          <table:table-cell table:style-name="Tabela5.A2" office:value-type="string">
            <text:p text:style-name="P74">-</text:p>
          </table:table-cell>
          <table:table-cell table:style-name="Tabela5.A2" office:value-type="string">
            <text:p text:style-name="P75">40%</text:p>
          </table:table-cell>
        </table:table-row>
        <table:table-row table:style-name="TableLine94177886330880">
          <table:table-cell table:style-name="Tabela5.A2" office:value-type="string">
            <text:p text:style-name="P78">- <text:span text:style-name="T58">Interrogatório</text:span></text:p>
          </table:table-cell>
          <table:table-cell table:style-name="Tabela5.A2" office:value-type="string">
            <text:p text:style-name="P75">20</text:p>
          </table:table-cell>
          <table:table-cell table:style-name="Tabela5.A2" office:value-type="string">
            <text:p text:style-name="P75">INT</text:p>
          </table:table-cell>
          <table:table-cell table:style-name="Tabela5.A2" office:value-type="string">
            <text:p text:style-name="P75">17</text:p>
          </table:table-cell>
          <table:table-cell table:style-name="Tabela5.A2" office:value-type="string">
            <text:p text:style-name="P75">37%</text:p>
          </table:table-cell>
        </table:table-row>
        <table:table-row table:style-name="TableLine94177886330880">
          <table:table-cell table:style-name="Tabela5.A2" office:value-type="string">
            <text:p text:style-name="P78">- <text:span text:style-name="T58">Intimidação</text:span></text:p>
          </table:table-cell>
          <table:table-cell table:style-name="Tabela5.A2" office:value-type="string">
            <text:p text:style-name="P75">40</text:p>
          </table:table-cell>
          <table:table-cell table:style-name="Tabela5.A2" office:value-type="string">
            <text:p text:style-name="P75">WILL</text:p>
          </table:table-cell>
          <table:table-cell table:style-name="Tabela5.A2" office:value-type="string">
            <text:p text:style-name="P75">9</text:p>
          </table:table-cell>
          <table:table-cell table:style-name="Tabela5.A2" office:value-type="string">
            <text:p text:style-name="P75">49%</text:p>
          </table:table-cell>
        </table:table-row>
        <table:table-row table:style-name="TableLine94177886330880">
          <table:table-cell table:style-name="Tabela5.A2" office:value-type="string">
            <text:p text:style-name="P78">- <text:span text:style-name="T58">Lábia</text:span></text:p>
          </table:table-cell>
          <table:table-cell table:style-name="Tabela5.A2" office:value-type="string">
            <text:p text:style-name="P75">20</text:p>
          </table:table-cell>
          <table:table-cell table:style-name="Tabela5.A2" office:value-type="string">
            <text:p text:style-name="P75">CAR</text:p>
          </table:table-cell>
          <table:table-cell table:style-name="Tabela5.A2" office:value-type="string">
            <text:p text:style-name="P75">13</text:p>
          </table:table-cell>
          <table:table-cell table:style-name="Tabela5.A2" office:value-type="string">
            <text:p text:style-name="P75">33%</text:p>
          </table:table-cell>
        </table:table-row>
        <table:table-row table:style-name="TableLine94177886330880">
          <table:table-cell table:style-name="Tabela5.A2" office:value-type="string">
            <text:p text:style-name="P78">- <text:span text:style-name="T58">Liderança</text:span></text:p>
          </table:table-cell>
          <table:table-cell table:style-name="Tabela5.A2" office:value-type="string">
            <text:p text:style-name="P75">20</text:p>
          </table:table-cell>
          <table:table-cell table:style-name="Tabela5.A2" office:value-type="string">
            <text:p text:style-name="P75">CAR</text:p>
          </table:table-cell>
          <table:table-cell table:style-name="Tabela5.A2" office:value-type="string">
            <text:p text:style-name="P75">13</text:p>
          </table:table-cell>
          <table:table-cell table:style-name="Tabela5.A2" office:value-type="string">
            <text:p text:style-name="P75">33%</text:p>
          </table:table-cell>
        </table:table-row>
        <table:table-row table:style-name="TableLine94177886330880">
          <table:table-cell table:style-name="Tabela5.A1" office:value-type="string">
            <text:p text:style-name="P60">Total</text:p>
          </table:table-cell>
          <table:table-cell table:style-name="Tabela5.A1" office:value-type="string">
            <text:p text:style-name="P76">335</text:p>
          </table:table-cell>
          <table:table-cell table:style-name="Tabela5.A1" office:value-type="string">
            <text:p text:style-name="P69"/>
          </table:table-cell>
          <table:table-cell table:style-name="Tabela5.A1" office:value-type="string">
            <text:p text:style-name="P69"/>
          </table:table-cell>
          <table:table-cell table:style-name="Tabela5.A1" office:value-type="string">
            <text:p text:style-name="P69"/>
          </table:table-cell>
        </table:table-row>
      </table:table>
      <text:p text:style-name="P42"/>
      <text:p text:style-name="P41"><text:span text:style-name="T53">Perícias de combate são compradas com pontos de Perícia. A diferença entre estas Perícias e as Perícias normais é que as perícias de combate possuem </text:span><text:span text:style-name="T64">DOIS</text:span><text:span text:style-name="T53"> valores: o valor de ataque e o de defesa. Todos os Personagens começam com a </text:span><text:span text:style-name="T64">Perícia Briga DEX/ DEX</text:span><text:span text:style-name="T53">, mas pode aumentá-la com Pontos de Perícia. </text:span><text:span text:style-name="T54">Todas as perícias de combate são subgrupos da perícia </text:span><text:span text:style-name="T65">Combate</text:span><text:span text:style-name="T54">.</text:span></text:p>
      <text:p text:style-name="P41"><text:span text:style-name="T54"/></text:p>
      <table:table table:name="Tabela3" table:style-name="Tabela3">
        <table:table-column table:style-name="Tabela3.A" table:number-columns-repeated="5"/>
        <table:table-row table:style-name="TableLine94177902979792">
          <table:table-cell table:style-name="Tabela3.A1" office:value-type="string">
            <text:p text:style-name="P64">Perícia</text:p>
          </table:table-cell>
          <table:table-cell table:style-name="Tabela3.A1" office:value-type="string">
            <text:p text:style-name="P66">Gasto</text:p>
          </table:table-cell>
          <table:table-cell table:style-name="Tabela3.A1" office:value-type="string">
            <text:p text:style-name="P66">Atributo</text:p>
          </table:table-cell>
          <table:table-cell table:style-name="Tabela3.A1" office:value-type="string">
            <text:p text:style-name="P62">Valor Atrb.</text:p>
          </table:table-cell>
          <table:table-cell table:style-name="Tabela3.A1" office:value-type="string">
            <text:p text:style-name="P66">Total</text:p>
          </table:table-cell>
        </table:table-row>
        <table:table-row table:style-name="TableLine94177902979792">
          <table:table-cell table:style-name="Tabela3.A2" office:value-type="string">
            <text:p text:style-name="P83">Briga</text:p>
          </table:table-cell>
          <table:table-cell table:style-name="Tabela3.A2" office:value-type="string">
            <text:p text:style-name="P81">20 / 20</text:p>
          </table:table-cell>
          <table:table-cell table:style-name="Tabela3.A2" office:value-type="string">
            <text:p text:style-name="P81">DEX</text:p>
          </table:table-cell>
          <table:table-cell table:style-name="Tabela3.A2" office:value-type="string">
            <text:p text:style-name="P81">13</text:p>
          </table:table-cell>
          <table:table-cell table:style-name="Tabela3.A2" office:value-type="string">
            <text:p text:style-name="P81">33 / 33</text:p>
          </table:table-cell>
        </table:table-row>
        <table:table-row table:style-name="TableLine94177902979792">
          <table:table-cell table:style-name="Tabela3.A2" office:value-type="string">
            <text:p text:style-name="P83">Facas</text:p>
          </table:table-cell>
          <table:table-cell table:style-name="Tabela3.A2" office:value-type="string">
            <text:p text:style-name="P81">10 / 0</text:p>
          </table:table-cell>
          <table:table-cell table:style-name="Tabela3.A2" office:value-type="string">
            <text:p text:style-name="P81">DEX</text:p>
          </table:table-cell>
          <table:table-cell table:style-name="Tabela3.A2" office:value-type="string">
            <text:p text:style-name="P81">13</text:p>
          </table:table-cell>
          <table:table-cell table:style-name="Tabela3.A2" office:value-type="string">
            <text:p text:style-name="P81">33 / 13</text:p>
          </table:table-cell>
        </table:table-row>
        <table:table-row table:style-name="TableLine94177902979792">
          <table:table-cell table:style-name="Tabela3.A1" office:value-type="string">
            <text:p text:style-name="P67">Total</text:p>
          </table:table-cell>
          <table:table-cell table:style-name="Tabela3.A1" office:value-type="string">
            <text:p text:style-name="P82">50</text:p>
          </table:table-cell>
          <table:table-cell table:style-name="Tabela3.A1" office:value-type="string">
            <text:p text:style-name="P69"/>
          </table:table-cell>
          <table:table-cell table:style-name="Tabela3.A1" office:value-type="string">
            <text:p text:style-name="P69"/>
          </table:table-cell>
          <table:table-cell table:style-name="Tabela3.A1" office:value-type="string">
            <text:p text:style-name="P69"/>
          </table:table-cell>
        </table:table-row>
      </table:table>
      <text:p text:style-name="P41"><text:span text:style-name="T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Alkhemikal" svg:font-family="Alkhemikal" style:font-pitch="variable"/>
    <style:font-face style:name="Chomsky" svg:font-family="Chomsky" style:font-pitch="variable"/>
    <style:font-face style:name="LitterLover2" svg:font-family="LitterLover2" style:font-pitch="variable"/>
    <style:font-face style:name="Typecast" svg:font-family="Typecast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" svg:font-family="'Book Antiqua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1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8pt" fo:language="pt" fo:country="BR" style:letter-kerning="false" style:font-name-asian="Calibri" style:font-size-asian="8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8pt" fo:language="pt" fo:country="BR" style:letter-kerning="false" style:font-name-asian="Calibri" style:font-size-asian="8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fo:color="#000000" loext:opacity="100%" style:font-name="FreeSerif" fo:font-size="12pt" officeooo:paragraph-rsid="040e5cfa" fo:background-color="transparent" style:font-size-asian="12pt" style:font-size-complex="12pt"/>
    </style:style>
    <style:style style:name="MT1" style:family="text">
      <style:text-properties style:font-name="Chomsky" fo:font-size="15pt" fo:font-weight="normal" officeooo:rsid="00135997" style:font-size-asian="15pt" style:font-weight-asian="normal" style:font-size-complex="15pt" style:font-weight-complex="normal"/>
    </style:style>
    <style:style style:name="MT2" style:family="text">
      <style:text-properties style:font-name="Alkhemikal" fo:font-size="15pt" fo:font-weight="normal" style:font-size-asian="15pt" style:font-weight-asian="normal" style:font-size-complex="15pt" style:font-weight-complex="normal"/>
    </style:style>
    <style:style style:name="MT3" style:family="text">
      <style:text-properties style:font-name="Chomsky" fo:font-size="15pt" fo:font-weight="normal" officeooo:rsid="06699640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.M.Lehnemann</text:span><text:span text:style-name="MT2"><text:tab/></text:span><text:span text:style-name="MT3">System.Daemon</text:span><text:span text:style-name="MT2"><text:tab/></text:span><text:span text:style-name="MT1">RPG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Gerrard</meta:initial-creator>
    <meta:editing-cycles>1448</meta:editing-cycles>
    <meta:creation-date>2009-08-13T05:20:00</meta:creation-date>
    <dc:date>2020-11-22T22:48:01.914697629</dc:date>
    <meta:editing-duration>P2DT2H55S</meta:editing-duration>
    <meta:generator>LibreOffice/7.0.2.2$Linux_X86_64 LibreOffice_project/3a01483fc371ab18cfca4bab0d636937da5eaf70</meta:generator>
    <meta:document-statistic meta:table-count="5" meta:image-count="0" meta:object-count="0" meta:page-count="6" meta:paragraph-count="254" meta:word-count="1866" meta:character-count="10388" meta:non-whitespace-character-count="87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